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85944880061672588" text:style-name="WWNum1">
        <text:list-header>
          <text:h text:style-name="P2" text:outline-level="1">BITBUCKET</text:h>
        </text:list-header>
      </text:list>
      <text:list xml:id="list2044471010350497208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 es como git pero privado</text:p>
      <text:p text:style-name="Standard"/>
      <text:p text:style-name="Standard">F.Creación: 19-01-2019</text:p>
      <text:p text:style-name="Standard"/>
      <text:p text:style-name="P1">Link de Interes:<text:tab/> curso de instalacion de emuladore git y otros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1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1-19T11:49:57.85</meta:creation-date>
    <meta:editing-duration>PT2M26S</meta:editing-duration>
    <meta:generator>OpenOffice/4.1.6$Win32 OpenOffice.org_project/416m1$Build-9790</meta:generator>
    <meta:initial-creator>Máximo Meza</meta:initial-creator>
    <meta:document-statistic meta:table-count="0" meta:image-count="0" meta:object-count="0" meta:page-count="1" meta:paragraph-count="8" meta:word-count="31" meta:character-count="230"/>
    <dc:date>2019-01-19T11:52:21.31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